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Práctica 4-1</text:span><text:span text:style-name="T1"><text:line-break/></text:span><text:span text:style-name="T1">Subrutinas. Nivel 1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31T14:16:04.724450664</dc:date>
    <meta:editing-duration>P7DT21H9M33S</meta:editing-duration>
    <meta:editing-cycles>502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